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3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text-properties fo:font-size="14pt" officeooo:rsid="0028cf3e" officeooo:paragraph-rsid="00292e14" style:font-size-asian="14pt" style:font-size-complex="14pt"/>
    </style:style>
    <style:style style:name="P4" style:family="paragraph" style:parent-style-name="Text_20_body">
      <style:text-properties fo:font-size="14pt" officeooo:paragraph-rsid="004a85df" style:font-size-asian="14pt" style:font-size-complex="14pt"/>
    </style:style>
    <style:style style:name="P5" style:family="paragraph" style:parent-style-name="Text_20_body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Text_20_body">
      <style:text-properties fo:font-size="14pt" fo:font-style="italic" fo:font-weight="bold" officeooo:rsid="001e6025" officeooo:paragraph-rsid="001e6025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ext_20_body">
      <style:text-properties fo:font-size="14pt" fo:font-style="italic" fo:font-weight="bold" officeooo:paragraph-rsid="00274edf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text-properties fo:font-size="14pt" fo:font-style="italic" fo:font-weight="bold" officeooo:paragraph-rsid="003521ea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text-properties fo:font-size="14pt" fo:font-style="italic" fo:font-weight="bold" officeooo:paragraph-rsid="00377545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text-properties fo:font-size="14pt" fo:font-style="italic" fo:font-weight="bold" officeooo:rsid="00450e21" officeooo:paragraph-rsid="00450e21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text-properties fo:font-size="14pt" fo:font-style="italic" fo:font-weight="bold" officeooo:paragraph-rsid="0045cf67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text-properties fo:font-size="14pt" fo:font-style="italic" fo:font-weight="bold" officeooo:rsid="004805de" officeooo:paragraph-rsid="004805de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text-properties fo:font-size="14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text-properties fo:font-size="14pt" fo:font-style="italic" fo:font-weight="bold" officeooo:rsid="001e6025" officeooo:paragraph-rsid="001e6025" style:font-size-asian="12.25pt" style:font-style-asian="italic" style:font-weight-asian="bold" style:font-size-complex="14pt" style:font-style-complex="italic" style:font-weight-complex="bold"/>
    </style:style>
    <style:style style:name="P15" style:family="paragraph" style:parent-style-name="Text_20_body">
      <style:text-properties fo:font-size="14pt" fo:font-style="italic" fo:font-weight="bold" officeooo:rsid="0043a8f4" officeooo:paragraph-rsid="0043a8f4" style:font-size-asian="12.25pt" style:font-style-asian="italic" style:font-weight-asian="bold" style:font-size-complex="14pt" style:font-style-complex="italic" style:font-weight-complex="bold"/>
    </style:style>
    <style:style style:name="P16" style:family="paragraph" style:parent-style-name="Text_20_body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Text_20_body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Text_20_body">
      <style:text-properties fo:font-size="14pt" fo:font-style="normal" fo:font-weight="normal" officeooo:paragraph-rsid="0039c24d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Text_20_body">
      <style:text-properties fo:font-size="14pt" fo:font-style="normal" fo:font-weight="bold" officeooo:paragraph-rsid="003f8108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Text_20_body">
      <style:text-properties fo:font-size="14pt" fo:font-weight="bold" officeooo:paragraph-rsid="0021c396" style:font-size-asian="14pt" style:font-weight-asian="bold" style:font-size-complex="14pt" style:font-weight-complex="bold"/>
    </style:style>
    <style:style style:name="P21" style:family="paragraph" style:parent-style-name="Text_20_body">
      <style:text-properties fo:font-size="14pt" fo:font-weight="bold" officeooo:paragraph-rsid="0022cabf" style:font-size-asian="14pt" style:font-weight-asian="bold" style:font-size-complex="14pt" style:font-weight-complex="bold"/>
    </style:style>
    <style:style style:name="P22" style:family="paragraph" style:parent-style-name="Text_20_body">
      <style:text-properties fo:font-size="14pt" fo:font-weight="bold" officeooo:paragraph-rsid="0022eb97" style:font-size-asian="14pt" style:font-weight-asian="bold" style:font-size-complex="14pt" style:font-weight-complex="bold"/>
    </style:style>
    <style:style style:name="P23" style:family="paragraph" style:parent-style-name="Text_20_body">
      <style:text-properties fo:font-size="14pt" fo:font-weight="bold" officeooo:paragraph-rsid="00247782" style:font-size-asian="14pt" style:font-weight-asian="bold" style:font-size-complex="14pt" style:font-weight-complex="bold"/>
    </style:style>
    <style:style style:name="P24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Text_20_body">
      <style:text-properties fo:font-style="italic" fo:font-weight="bold" officeooo:paragraph-rsid="002b71e8" style:font-style-asian="italic" style:font-weight-asian="bold" style:font-style-complex="italic" style:font-weight-complex="bold"/>
    </style:style>
    <style:style style:name="P26" style:family="paragraph" style:parent-style-name="Text_20_body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Text_20_body">
      <style:text-properties fo:font-size="12pt" fo:font-style="italic" fo:font-weight="bold" officeooo:rsid="00205ded" officeooo:paragraph-rsid="00205ded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Text_20_body">
      <style:text-properties fo:font-size="12pt" fo:font-style="italic" fo:font-weight="bold" officeooo:rsid="00205ded" officeooo:paragraph-rsid="00385600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Text_20_body">
      <style:text-properties fo:font-size="12pt" fo:font-style="italic" fo:font-weight="bold" officeooo:paragraph-rsid="002b71e8" style:font-size-asian="12pt" style:font-style-asian="italic" style:font-weight-asian="bold" style:font-size-complex="12pt" style:font-style-complex="italic" style:font-weight-complex="bold"/>
    </style:style>
    <style:style style:name="P30" style:family="paragraph" style:parent-style-name="Text_20_body">
      <style:text-properties officeooo:rsid="001e6025" officeooo:paragraph-rsid="001e6025"/>
    </style:style>
    <style:style style:name="P31" style:family="paragraph" style:parent-style-name="Text_20_body">
      <style:text-properties officeooo:paragraph-rsid="002b22ab"/>
    </style:style>
    <style:style style:name="P32" style:family="paragraph" style:parent-style-name="Text_20_body">
      <style:text-properties officeooo:paragraph-rsid="0037fd1f"/>
    </style:style>
    <style:style style:name="P33" style:family="paragraph" style:parent-style-name="Text_20_body">
      <style:text-properties officeooo:paragraph-rsid="0043a8f4"/>
    </style:style>
    <style:style style:name="P34" style:family="paragraph" style:parent-style-name="Text_20_body">
      <style:text-properties officeooo:paragraph-rsid="004805de"/>
    </style:style>
    <style:style style:name="P35" style:family="paragraph" style:parent-style-name="Preformatted_20_Text">
      <style:text-properties fo:font-style="italic" officeooo:rsid="0021c396" officeooo:paragraph-rsid="0021c396" style:font-style-asian="italic" style:font-style-complex="italic"/>
    </style:style>
    <style:style style:name="P36" style:family="paragraph" style:parent-style-name="Preformatted_20_Text">
      <style:text-properties fo:font-style="italic" officeooo:rsid="0022cabf" officeooo:paragraph-rsid="0022cabf" style:font-style-asian="italic" style:font-style-complex="italic"/>
    </style:style>
    <style:style style:name="P37" style:family="paragraph" style:parent-style-name="Preformatted_20_Text">
      <style:text-properties fo:font-style="italic" officeooo:rsid="00234978" officeooo:paragraph-rsid="00234978" style:font-style-asian="italic" style:font-style-complex="italic"/>
    </style:style>
    <style:style style:name="P38" style:family="paragraph" style:parent-style-name="Preformatted_20_Text">
      <style:text-properties fo:font-style="italic" officeooo:rsid="00258989" officeooo:paragraph-rsid="00258989" style:font-style-asian="italic" style:font-style-complex="italic"/>
    </style:style>
    <style:style style:name="P39" style:family="paragraph" style:parent-style-name="Preformatted_20_Text">
      <style:text-properties fo:font-style="italic" officeooo:paragraph-rsid="00258989" style:font-style-asian="italic" style:font-style-complex="italic"/>
    </style:style>
    <style:style style:name="P40" style:family="paragraph" style:parent-style-name="Preformatted_20_Text">
      <style:text-properties fo:font-size="12pt" fo:font-style="italic" officeooo:rsid="00258989" officeooo:paragraph-rsid="00258989" style:font-size-asian="12pt" style:font-style-asian="italic" style:font-size-complex="12pt" style:font-style-complex="italic"/>
    </style:style>
    <style:style style:name="P41" style:family="paragraph" style:parent-style-name="Heading_20_2">
      <style:text-properties officeooo:paragraph-rsid="004a85d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37fd1f" style:font-size-asian="14pt" style:font-size-complex="14pt"/>
    </style:style>
    <style:style style:name="T3" style:family="text">
      <style:text-properties fo:font-size="14pt" officeooo:rsid="0045cf67" style:font-size-asian="14pt" style:font-size-complex="14pt"/>
    </style:style>
    <style:style style:name="T4" style:family="text">
      <style:text-properties fo:font-size="14pt" officeooo:rsid="004805de" style:font-size-asian="14pt" style:font-size-complex="14pt"/>
    </style:style>
    <style:style style:name="T5" style:family="text">
      <style:text-properties fo:font-size="14pt" officeooo:rsid="004bec4a" style:font-size-asian="14pt" style:font-size-complex="14pt"/>
    </style:style>
    <style:style style:name="T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4e658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43a8f4" style:font-size-asian="12.25pt" style:font-style-asian="italic" style:font-weight-asian="bold" style:font-size-complex="14pt" style:font-style-complex="italic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officeooo:rsid="00258989" style:font-style-asian="italic" style:font-style-complex="italic"/>
    </style:style>
    <style:style style:name="T11" style:family="text">
      <style:text-properties fo:font-style="italic" officeooo:rsid="002b22ab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officeooo:rsid="002068fc"/>
    </style:style>
    <style:style style:name="T15" style:family="text">
      <style:text-properties officeooo:rsid="0021c396"/>
    </style:style>
    <style:style style:name="T16" style:family="text">
      <style:text-properties officeooo:rsid="0022cabf"/>
    </style:style>
    <style:style style:name="T17" style:family="text">
      <style:text-properties officeooo:rsid="0022eb97"/>
    </style:style>
    <style:style style:name="T18" style:family="text">
      <style:text-properties officeooo:rsid="00247782"/>
    </style:style>
    <style:style style:name="T19" style:family="text">
      <style:text-properties officeooo:rsid="00274edf"/>
    </style:style>
    <style:style style:name="T20" style:family="text">
      <style:text-properties officeooo:rsid="0028cf3e"/>
    </style:style>
    <style:style style:name="T21" style:family="text">
      <style:text-properties officeooo:rsid="00292e14"/>
    </style:style>
    <style:style style:name="T22" style:family="text">
      <style:text-properties officeooo:rsid="002b22ab"/>
    </style:style>
    <style:style style:name="T23" style:family="text">
      <style:text-properties officeooo:rsid="002b71e8"/>
    </style:style>
    <style:style style:name="T24" style:family="text">
      <style:text-properties style:text-underline-style="solid" style:text-underline-type="double" style:text-underline-width="auto" style:text-underline-color="font-color"/>
    </style:style>
    <style:style style:name="T25" style:family="text">
      <style:text-properties style:text-underline-style="solid" style:text-underline-type="double" style:text-underline-width="auto" style:text-underline-color="font-color" officeooo:rsid="001e6025"/>
    </style:style>
    <style:style style:name="T26" style:family="text">
      <style:text-properties style:text-underline-style="solid" style:text-underline-type="double" style:text-underline-width="auto" style:text-underline-color="font-color" officeooo:rsid="0039c24d"/>
    </style:style>
    <style:style style:name="T27" style:family="text">
      <style:text-properties style:text-underline-style="solid" style:text-underline-type="double" style:text-underline-width="auto" style:text-underline-color="font-color" officeooo:rsid="0045cf67"/>
    </style:style>
    <style:style style:name="T28" style:family="text">
      <style:text-properties style:text-underline-style="solid" style:text-underline-type="double" style:text-underline-width="auto" style:text-underline-color="font-color" officeooo:rsid="0050abf5"/>
    </style:style>
    <style:style style:name="T29" style:family="text">
      <style:text-properties officeooo:rsid="003384d3"/>
    </style:style>
    <style:style style:name="T30" style:family="text">
      <style:text-properties officeooo:rsid="003521ea"/>
    </style:style>
    <style:style style:name="T31" style:family="text">
      <style:text-properties officeooo:rsid="00377545"/>
    </style:style>
    <style:style style:name="T32" style:family="text">
      <style:text-properties officeooo:rsid="00385600"/>
    </style:style>
    <style:style style:name="T33" style:family="text">
      <style:text-properties officeooo:rsid="003a41fa"/>
    </style:style>
    <style:style style:name="T34" style:family="text">
      <style:text-properties officeooo:rsid="003c008d"/>
    </style:style>
    <style:style style:name="T35" style:family="text">
      <style:text-properties fo:font-size="12pt" fo:font-style="italic" style:font-size-asian="12pt" style:font-style-asian="italic" style:font-size-complex="12pt" style:font-style-complex="italic"/>
    </style:style>
    <style:style style:name="T36" style:family="text">
      <style:text-properties fo:font-size="12pt" officeooo:rsid="00258989" style:font-size-asian="12pt" style:font-size-complex="12pt"/>
    </style:style>
    <style:style style:name="T37" style:family="text">
      <style:text-properties fo:font-size="12pt" fo:font-style="normal" fo:font-weight="normal" officeooo:rsid="00247782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style="normal" fo:font-weight="normal" officeooo:rsid="00258989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officeooo:rsid="003ff151"/>
    </style:style>
    <style:style style:name="T40" style:family="text">
      <style:text-properties officeooo:rsid="00413027"/>
    </style:style>
    <style:style style:name="T41" style:family="text">
      <style:text-properties officeooo:rsid="0042d072"/>
    </style:style>
    <style:style style:name="T42" style:family="text">
      <style:text-properties officeooo:rsid="00450e21"/>
    </style:style>
    <style:style style:name="T43" style:family="text">
      <style:text-properties officeooo:rsid="0048f7c1"/>
    </style:style>
    <style:style style:name="T44" style:family="text">
      <style:text-properties officeooo:rsid="00494888"/>
    </style:style>
    <style:style style:name="T45" style:family="text">
      <style:text-properties officeooo:rsid="004f988b"/>
    </style:style>
    <style:style style:name="T46" style:family="text">
      <style:text-properties officeooo:rsid="0051ea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Лаб<text:span text:style-name="T29">о</text:span>раторная работа 1.</text:h>
      <text:h text:style-name="Heading_20_2" text:outline-level="2">1. Настраиваем подключение к компьютеру по ssh без пароля</text:h>
      <text:p text:style-name="Text_20_body">Проверяем наличие ssh на компьютере</text:p>
      <text:p text:style-name="P5">$ sudo apt-get install ssh <text:line-break/>$ sudo apt-get install rsync </text:p>
      <text:p text:style-name="Text_20_body"><text:span text:style-name="Strong_20_Emphasis"><text:span text:style-name="T6">$ sudo apt-get install openssh-server</text:span></text:span></text:p>
      <text:p text:style-name="Text_20_body"><text:span text:style-name="Strong_20_Emphasis"><text:span text:style-name="T9"/></text:span></text:p>
      <text:p text:style-name="P16">Настраиваем логин ssh без пароля</text:p>
      <text:p text:style-name="P13">$ ssh-keygen -t <text:span text:style-name="T40">r</text:span>sa -P '' -f ~/.ssh/id_<text:span text:style-name="T40">r</text:span>sa <text:line-break/>$ cat ~/.ssh/id_<text:span text:style-name="T41">r</text:span>sa.pub &gt;&gt; ~/.ssh/authorized_keys</text:p>
      <text:p text:style-name="P14">$ sudo /etc/init.d/ssh restart</text:p>
      <text:p text:style-name="P33"><text:span text:style-name="T8">$ </text:span><text:span text:style-name="Source_20_Text"><text:span text:style-name="T9">ssh-add</text:span></text:span></text:p>
      <text:p text:style-name="P15"/>
      <text:p text:style-name="P30">Проверяем подключение по ssh без пароля :</text:p>
      <text:p text:style-name="P6">$ ssh localhost</text:p>
      <text:p text:style-name="P30">В случае если при подключении требуется пароль — надо выставить права на папки ssh :</text:p>
      <text:p text:style-name="P6">$ chmod go-w $HOME $HOME/.ssh</text:p>
      <text:p text:style-name="P6">$ chmod 600 $HOME/.ssh/authorized_keys</text:p>
      <text:p text:style-name="P6">$ chown `whoami` $HOME/.ssh/authorized_keys</text:p>
      <text:h text:style-name="Heading_20_2" text:outline-level="2">2. Установка java и maven</text:h>
      <text:p text:style-name="P34"><text:span text:style-name="T1">Копируем </text:span><text:span text:style-name="T4">jdk-8u1</text:span><text:span text:style-name="T5">8</text:span><text:span text:style-name="T4">1-linux-x64</text:span><text:span text:style-name="T7">.tar.gz</text:span><text:span text:style-name="T1"> c </text:span></text:p>
      <text:p text:style-name="P12">http://www.oracle.com/technetwork/java/javase/downloads/index.html</text:p>
      <text:p text:style-name="P8"><text:span text:style-name="T13">Копируем</text:span> <text:span text:style-name="T30">apache-maven-3.3.3-bin.tar.gz</text:span></text:p>
      <text:p text:style-name="P5">http://maven.apache.org/download.cgi</text:p>
      <text:p text:style-name="P2"/>
      <text:p text:style-name="P2">распаковываем в корень home папки пользователя, прописываем в ~/.bashrc :</text:p>
      <text:p text:style-name="P11">export JAVA_HOME=~/<text:span text:style-name="T42">jdk1.8.0_181</text:span></text:p>
      <text:p text:style-name="P9">export MAVEN_HOME=~/<text:span text:style-name="T31">apache-maven-3.3.3</text:span></text:p>
      <text:p text:style-name="P5">export PATH=$JAVA_HOME/bin:$MAVEN_HOME/bin:$PATH</text:p>
      <text:p text:style-name="P2"/>
      <text:p text:style-name="P2">Проверяем установку — открываем консоль и набираем </text:p>
      <text:p text:style-name="P2">$ java -version</text:p>
      <text:p text:style-name="P2"><text:soft-page-break/>$ mvn -v</text:p>
      <text:h text:style-name="Heading_20_2" text:outline-level="2">3. Установка hadoop</text:h>
      <text:p text:style-name="P32"><text:span text:style-name="T1">Копируем </text:span><text:span text:style-name="T2">hadoop-2.</text:span><text:span text:style-name="T5">9.1</text:span><text:span text:style-name="T2">.tar.gz</text:span> и</text:p>
      <text:p text:style-name="P2">распаковываем в корень папки home пользователя, </text:p>
      <text:p text:style-name="P1">прописываем в ~/.bashrc :</text:p>
      <text:p text:style-name="P1"/>
      <text:p text:style-name="P28">export HADOOP_INSTALL=<text:span text:style-name="T14">~</text:span>/<text:span text:style-name="T32">hadoop-2.9.1</text:span></text:p>
      <text:p text:style-name="P27">export HADOOP_PREFIX=$HADOOP_INSTALL </text:p>
      <text:p text:style-name="P27">export PATH=$PATH:$HADOOP_INSTALL/bin </text:p>
      <text:p text:style-name="P27">export PATH=$PATH:$HADOOP_INSTALL/sbin </text:p>
      <text:p text:style-name="P27">export HADOOP_MAPRED_HOME=$HADOOP_INSTALL </text:p>
      <text:p text:style-name="P27">export HADOOP_COMMON_HOME=$HADOOP_INSTALL </text:p>
      <text:p text:style-name="P27">export HADOOP_HDFS_HOME=$HADOOP_INSTALL </text:p>
      <text:p text:style-name="P27">export YARN_HOME=$HADOOP_INSTALL </text:p>
      <text:p text:style-name="P27">export HADOOP_CONF_DIR=$HADOOP_INSTALL/etc/hadoop </text:p>
      <text:p text:style-name="P27">export HADOOP_COMMON_LIB_NATIVE_DIR=$HADOOP_INSTALL/lib/native </text:p>
      <text:p text:style-name="P27">export HADOOP_OPTS="-Djava.library.path=$HADOOP_INSTALL/lib"</text:p>
      <text:p text:style-name="P27"/>
      <text:p text:style-name="P27">export PATH=$HADOOP_INSTALL/bin:$HADOOP_INSTALL/sbin:$PATH</text:p>
      <text:p text:style-name="P5"/>
      <text:p text:style-name="P18">Прописываем в <text:span text:style-name="T33">первую строку файла </text:span><text:span text:style-name="T24">~/</text:span><text:span text:style-name="T26">hadoop-2.</text:span><text:span text:style-name="T28">9.1</text:span><text:span text:style-name="T24">/</text:span><text:span text:style-name="T25">etc/hadoop/hadoop-env.sh</text:span> </text:p>
      <text:p text:style-name="P10">export JAVA_HOME=~/jdk1.8.0_1<text:span text:style-name="T45">8</text:span>1</text:p>
      <text:h text:style-name="Heading_20_2" text:outline-level="2">4.Настройка hadoop для режима pseudo distributed</text:h>
      <text:p text:style-name="Text_20_body"/>
      <text:p text:style-name="P2">Вносим следующие настройки в конфигурационные файлы hadoop</text:p>
      <text:p text:style-name="P20"><text:span text:style-name="T15">etc/hadoop</text:span>/core-site.xml</text:p>
      <text:p text:style-name="P35">&lt;configuration&gt; </text:p>
      <text:p text:style-name="P35"><text:s text:c="5"/>&lt;property&gt; </text:p>
      <text:p text:style-name="P35"><text:s text:c="9"/>&lt;name&gt;fs.default.name&lt;/name&gt; </text:p>
      <text:p text:style-name="P35"><text:s text:c="9"/>&lt;value&gt;hdfs://localhost:9000&lt;/value&gt; </text:p>
      <text:p text:style-name="P35"><text:s text:c="5"/>&lt;/property&gt; </text:p>
      <text:p text:style-name="P35">&lt;/configuration&gt;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21"><text:span text:style-name="T15">etc/hadoop</text:span>/<text:span text:style-name="T16">yarn</text:span>-site.xml</text:p>
      <text:p text:style-name="P36">&lt;configuration&gt; </text:p>
      <text:p text:style-name="P36"><text:s text:c="5"/>&lt;property&gt; </text:p>
      <text:p text:style-name="P36"><text:s text:c="9"/>&lt;name&gt;yarn.nodemanager.aux-services&lt;/name&gt; </text:p>
      <text:p text:style-name="P36"><text:s text:c="9"/>&lt;value&gt;mapreduce_shuffle&lt;/value&gt; </text:p>
      <text:p text:style-name="P36"><text:s text:c="5"/>&lt;/property&gt; </text:p>
      <text:p text:style-name="P36"><text:s text:c="5"/>&lt;property&gt; </text:p>
      <text:p text:style-name="P36"><text:s text:c="9"/>&lt;name&gt;yarn.nodemanager.aux-services.mapreduce.shuffle.class&lt;/name&gt; </text:p>
      <text:p text:style-name="P36"><text:s text:c="9"/>&lt;value&gt;org.apache.hadoop.mapred.ShuffleHandler&lt;/value&gt; </text:p>
      <text:p text:style-name="P36"><text:s text:c="5"/>&lt;/property&gt; </text:p>
      <text:p text:style-name="P36">&lt;/configuration&gt;</text:p>
      <text:p text:style-name="P36"/>
      <text:p text:style-name="P22"><text:span text:style-name="T15">etc/hadoop</text:span>/<text:span text:style-name="T17">mapred-site</text:span>.xml</text:p>
      <text:p text:style-name="P37">&lt;configuration&gt; </text:p>
      <text:p text:style-name="P37"><text:s text:c="5"/>&lt;property&gt; </text:p>
      <text:p text:style-name="P37"><text:s text:c="9"/>&lt;name&gt;mapreduce.framework.name&lt;/name&gt; </text:p>
      <text:p text:style-name="P37"><text:s text:c="9"/>&lt;value&gt;yarn&lt;/value&gt; </text:p>
      <text:p text:style-name="P37"><text:s text:c="5"/>&lt;/property&gt; </text:p>
      <text:p text:style-name="P37">&lt;/configuration&gt;</text:p>
      <text:p text:style-name="P37"/>
      <text:p text:style-name="P23"><text:span text:style-name="T15">etc/hadoop</text:span>/<text:span text:style-name="T18">hdfs-site</text:span>.xml</text:p>
      <text:p text:style-name="P38">&lt;configuration&gt; </text:p>
      <text:p text:style-name="P38"><text:s text:c="5"/>&lt;property&gt; </text:p>
      <text:p text:style-name="P38"><text:s text:c="9"/>&lt;name&gt;dfs.replication&lt;/name&gt; </text:p>
      <text:p text:style-name="P38"><text:s text:c="9"/>&lt;value&gt;1&lt;/value&gt; </text:p>
      <text:p text:style-name="P38"><text:s text:c="5"/>&lt;/property&gt; </text:p>
      <text:p text:style-name="P38"><text:s text:c="5"/>&lt;property&gt; </text:p>
      <text:p text:style-name="P38"><text:s text:c="9"/>&lt;name&gt;dfs.namenode.name.dir&lt;/name&gt; </text:p>
      <text:p text:style-name="P38"><text:s text:c="9"/>&lt;value&gt;file:/home/<text:span text:style-name="T12">&lt;user&gt;</text:span>/mydata/namenode&lt;/value&gt; </text:p>
      <text:p text:style-name="P38"><text:s text:c="5"/>&lt;/property&gt; </text:p>
      <text:p text:style-name="P38"><text:s text:c="5"/>&lt;property&gt; </text:p>
      <text:p text:style-name="P38"><text:s text:c="9"/>&lt;name&gt;dfs.datanode.data.dir&lt;/name&gt; </text:p>
      <text:p text:style-name="P38"><text:s text:c="9"/>&lt;value&gt;file:/home/<text:span text:style-name="T12">&lt;user&gt;</text:span>/mydata/datanode&lt;/value&gt; </text:p>
      <text:p text:style-name="P38"><text:s text:c="5"/>&lt;/property&gt; </text:p>
      <text:p text:style-name="P38">&lt;/configuration&gt;</text:p>
      <text:p text:style-name="P38"/>
      <text:p text:style-name="P40">создаем в локальной папке пользователя папку mydata и в ней две папки — namenode и datanode</text:p>
      <text:p text:style-name="P39"><text:span text:style-name="T36">в </text:span><text:span text:style-name="T37">hdfs-site</text:span><text:span text:style-name="T38">.xml заменяем &lt;user&gt; на имя пользователя операционной системы</text:span></text:p>
      <text:h text:style-name="Heading_20_2" text:outline-level="2">3. Запуск hadoop</text:h>
      <text:p text:style-name="P2">Форматируем файловую систему hadoop</text:p>
      <text:p text:style-name="P7">$ <text:span text:style-name="T19">hdfs namenode -format</text:span></text:p>
      <text:p text:style-name="P2">Запускаем hadoop</text:p>
      <text:p text:style-name="P7">$ <text:span text:style-name="T19">start-dfs.sh</text:span></text:p>
      <text:p text:style-name="P7">$ <text:span text:style-name="T19">start-yarn.sh</text:span></text:p>
      <text:p text:style-name="P2"/>
      <text:p text:style-name="P2"/>
      <text:p text:style-name="P2"><text:soft-page-break/>Проверяем работает ли hadoop <text:span text:style-name="T20">запуском примера</text:span> </text:p>
      <text:p text:style-name="P3">hadoop jar ~/<text:span text:style-name="T21">hadoop-2.9.1/share/hadoop/mapreduce</text:span>/hadoop-mapreduce-examples-2.<text:span text:style-name="T46">9.1</text:span>.jar pi 2 5</text:p>
      <text:h text:style-name="Heading_20_2" text:outline-level="2">3.2 Восстановление hadoop в случае проблем</text:h>
      <text:p text:style-name="Text_20_body">Останавливаем hadoop <text:span text:style-name="T22">командами stop-yarn.sh и stop-dfs.sh</text:span></text:p>
      <text:p text:style-name="P31">вытираем все файлы из пап<text:span text:style-name="T22">ок</text:span> <text:span text:style-name="T22">~</text:span><text:span text:style-name="T10">/mydata/namenode </text:span><text:span text:style-name="T11">~</text:span><text:span text:style-name="T10">/mydata/</text:span><text:span text:style-name="T11">datan</text:span><text:span text:style-name="T10">ode</text:span></text:p>
      <text:p text:style-name="Text_20_body">форматируем namenode и заново запускаем hadoop</text:p>
      <text:h text:style-name="Heading_20_2" text:outline-level="2">4. Каркас простейшего проекта maven для работы с hadoop</text:h>
      <text:h text:style-name="Heading_20_3" text:outline-level="3">4.1 Создаем maven проект следующего вида</text:h>
      <text:p text:style-name="P2">/pom.xml – файл проекта (копируем из приложений)</text:p>
      <text:p text:style-name="P2">/src/main/java – исходный код java</text:p>
      <text:p text:style-name="P4">/src/main/resources – файлы ресурсов</text:p>
      <text:h text:style-name="P41" text:outline-level="2">5. Задача составления частотного словаря</text:h>
      <text:p text:style-name="P2">Класс приложения hadoop</text:p>
      <text:p text:style-name="P24">public class WordCountApp { </text:p>
      <text:p text:style-name="P24"><text:s text:c="4"/>public static void main(String[] args) throws Exception { </text:p>
      <text:p text:style-name="P24"><text:s text:c="8"/>if (args.length != 2) { </text:p>
      <text:p text:style-name="P24"><text:s text:c="12"/>System.err.println("Usage: WordCountApp &lt;input path&gt; &lt;output path&gt;"); </text:p>
      <text:p text:style-name="P24"><text:s text:c="12"/>System.exit(-1); </text:p>
      <text:p text:style-name="P24"><text:s text:c="8"/>} </text:p>
      <text:p text:style-name="P24"><text:s text:c="8"/>Job job = Job.getInstance(); </text:p>
      <text:p text:style-name="P24"><text:s text:c="8"/>job.setJarByClass(WordCountApp.class); </text:p>
      <text:p text:style-name="P24"><text:s text:c="8"/>job.setJobName("Word count"); </text:p>
      <text:p text:style-name="P24"><text:s text:c="8"/>FileInputFormat.addInputPath(job, new Path(args[0])); </text:p>
      <text:p text:style-name="P24"><text:s text:c="8"/>FileOutputFormat.setOutputPath(job, new Path(args[1])); </text:p>
      <text:p text:style-name="P24"><text:s text:c="8"/>job.setMapperClass(WordMapper.class); </text:p>
      <text:p text:style-name="P24"><text:s text:c="8"/>job.setReducerClass(WordReducer.class); </text:p>
      <text:p text:style-name="P24"><text:s text:c="8"/>job.setOutputKeyClass(Text.class); </text:p>
      <text:p text:style-name="P24"><text:s text:c="8"/>job.setOutputValueClass(IntWritable.class); </text:p>
      <text:p text:style-name="P24"><text:s text:c="8"/>job.setNumReduceTasks(2); </text:p>
      <text:p text:style-name="P24"><text:s text:c="8"/>System.exit(job.waitForCompletion(true) ? 0 : 1); </text:p>
      <text:p text:style-name="P24"><text:s text:c="4"/>} </text:p>
      <text:p text:style-name="P24">} </text:p>
      <text:p text:style-name="P24"><text:soft-page-break/></text:p>
      <text:p text:style-name="P17">Класс mapper</text:p>
      <text:p text:style-name="P24">public class WordMapper extends Mapper&lt;LongWritable, Text, Text, IntWritable&gt; { </text:p>
      <text:p text:style-name="P24"><text:s text:c="4"/>@Override </text:p>
      <text:p text:style-name="P24"><text:s text:c="4"/>protected void map(LongWritable key, Text value, Context context) throws IOException, InterruptedException { </text:p>
      <text:p text:style-name="P17"><text:s text:c="8"/>&lt;получаем строку из value, удаляем все спецсимволы, переводим в lowercase, разбиваем на слова и каждое слово пишем в контекст с счетчиком 1</text:p>
      <text:p text:style-name="P17">в контекст пишется пара — Text и IntWritable &gt;</text:p>
      <text:p text:style-name="P24"><text:s text:c="4"/>} </text:p>
      <text:p text:style-name="P24">}</text:p>
      <text:p text:style-name="P24"/>
      <text:p text:style-name="P17">Класс reducer</text:p>
      <text:p text:style-name="P17"/>
      <text:p text:style-name="P26">public class WordReducer extends Reducer&lt;Text, IntWritable, Text, LongWritable&gt; { </text:p>
      <text:p text:style-name="P26"><text:s text:c="4"/>@Override </text:p>
      <text:p text:style-name="P26"><text:s text:c="4"/>protected void reduce(Text key, Iterable&lt;IntWritable&gt; values, Context context) throws IOException, InterruptedException { </text:p>
      <text:p text:style-name="P17"><text:s text:c="7"/>&lt;считаем количество записе<text:span text:style-name="T43">й</text:span> в итераторе и генерируем запись в контекст </text:p>
      <text:p text:style-name="P17"><text:tab/>В контекст пишется пара — Text и <text:span text:style-name="T44">Long</text:span>Writable&gt;</text:p>
      <text:p text:style-name="P26"><text:s text:c="4"/>} </text:p>
      <text:p text:style-name="P26">}</text:p>
      <text:p text:style-name="P26"/>
      <text:h text:style-name="Heading_20_2" text:outline-level="2">6. Запуск приложения</text:h>
      <text:p text:style-name="P17">Собираем проект</text:p>
      <text:p text:style-name="P24"><text:span text:style-name="T39">$ </text:span>mvn package</text:p>
      <text:p text:style-name="P2">Копируем в HDFS тестовый файл </text:p>
      <text:p text:style-name="P25">$ hadoop fs -copyFromLocal <text:span text:style-name="T23">warandpeace1.txt</text:span> </text:p>
      <text:p text:style-name="P2">Запускаем map reduce</text:p>
      <text:p text:style-name="P26">$ export HADOOP_CLASSPATH=target/имя проекта.jar</text:p>
      <text:p text:style-name="P29">$ hadoop ru.bmstu.hadoop.example.book.WordCountApp <text:span text:style-name="T23">warandpeace1.txt</text:span> output</text:p>
      <text:p text:style-name="P16">копируем результаты в локальную папку</text:p>
      <text:p text:style-name="P19"><text:span text:style-name="T35">$ <text:s/></text:span>hadoop fs -copyToLocal outpu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3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_3f__3f__3f__3f__3f__3f__3f_" style:display-name="???????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in" fo:margin-right="0in" fo:margin-top="0in" fo:margin-bottom="0in" loext:contextual-spacing="false" fo:text-indent="0.2362in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1" style:display-name="????????? 1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2" style:display-name="????????? 2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in" fo:margin-bottom="0.0398in" loext:contextual-spacing="false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20:58:57</meta:creation-date>
    <dc:date>2018-09-21T23:46:07.011895152</dc:date>
    <meta:editing-duration>PT3H3M35S</meta:editing-duration>
    <meta:editing-cycles>90</meta:editing-cycles>
    <meta:generator>LibreOffice/6.0.3.2$Linux_X86_64 LibreOffice_project/00m0$Build-2</meta:generator>
    <meta:document-statistic meta:table-count="0" meta:image-count="0" meta:object-count="0" meta:page-count="5" meta:paragraph-count="153" meta:word-count="537" meta:character-count="5882" meta:non-whitespace-character-count="5037"/>
  </office:meta>
</office:document-meta>
</file>